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3.592cm" svg:y="0.445cm">
            <draw:object draw:notify-on-update-of-ranges="Sheet1.C2:Sheet1.C5 Sheet1.A2:Sheet1.A2 Sheet1.E2:Sheet1.E5 Sheet1.C6:Sheet1.C9 Sheet1.A6:Sheet1.A6 Sheet1.E6:Sheet1.E9 Sheet1.A10:Sheet1.A10 Sheet1.E10:Sheet1.E13 Sheet1.C10:Sheet1.C13 Sheet1.A14:Sheet1.A14 Sheet1.E14:Sheet1.E16 Sheet1.C14:Sheet1.C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oltage[V]</text:p>
          </table:table-cell>
          <table:table-cell office:value-type="string" calcext:value-type="string">
            <text:p>Current [A]</text:p>
          </table:table-cell>
          <table:table-cell office:value-type="string" calcext:value-type="string">
            <text:p>Power [W]</text:p>
          </table:table-cell>
          <table:table-cell office:value-type="string" calcext:value-type="string">
            <text:p>Pull [g]</text:p>
          </table:table-cell>
          <table:table-cell office:value-type="string" calcext:value-type="string">
            <text:p>Efficiency [g/W]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6.4" calcext:value-type="float">
            <text:p>6.4</text:p>
          </table:table-cell>
          <table:table-cell table:formula="of:=[.A2]*[.B2]" office:value-type="float" office:value="71.04" calcext:value-type="float">
            <text:p>71.04</text:p>
          </table:table-cell>
          <table:table-cell office:value-type="float" office:value="500" calcext:value-type="float">
            <text:p>500</text:p>
          </table:table-cell>
          <table:table-cell table:formula="of:=[.D2]/[.C2]" office:value-type="float" office:value="7.03828828828829" calcext:value-type="float">
            <text:p>7.0382882883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6.8" calcext:value-type="float">
            <text:p>6.8</text:p>
          </table:table-cell>
          <table:table-cell table:formula="of:=[.A3]*[.B3]" office:value-type="float" office:value="75.48" calcext:value-type="float">
            <text:p>75.48</text:p>
          </table:table-cell>
          <table:table-cell office:value-type="float" office:value="650" calcext:value-type="float">
            <text:p>650</text:p>
          </table:table-cell>
          <table:table-cell table:formula="of:=[.D3]/[.C3]" office:value-type="float" office:value="8.61155272919979" calcext:value-type="float">
            <text:p>8.6115527292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table:formula="of:=[.A4]*[.B4]" office:value-type="float" office:value="92.13" calcext:value-type="float">
            <text:p>92.13</text:p>
          </table:table-cell>
          <table:table-cell office:value-type="float" office:value="740" calcext:value-type="float">
            <text:p>740</text:p>
          </table:table-cell>
          <table:table-cell table:formula="of:=[.D4]/[.C4]" office:value-type="float" office:value="8.03212851405622" calcext:value-type="float">
            <text:p>8.0321285141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3" calcext:value-type="float">
            <text:p>13</text:p>
          </table:table-cell>
          <table:table-cell table:formula="of:=[.A5]*[.B5]" office:value-type="float" office:value="144.3" calcext:value-type="float">
            <text:p>144.3</text:p>
          </table:table-cell>
          <table:table-cell office:value-type="float" office:value="1020" calcext:value-type="float">
            <text:p>1020</text:p>
          </table:table-cell>
          <table:table-cell table:formula="of:=[.D5]/[.C5]" office:value-type="float" office:value="7.06860706860707" calcext:value-type="float">
            <text:p>7.0686070686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0.4" calcext:value-type="float">
            <text:p>10.4</text:p>
          </table:table-cell>
          <table:table-cell table:formula="of:=[.A6]*[.B6]" office:value-type="float" office:value="153.92" calcext:value-type="float">
            <text:p>153.92</text:p>
          </table:table-cell>
          <table:table-cell office:value-type="float" office:value="830" calcext:value-type="float">
            <text:p>830</text:p>
          </table:table-cell>
          <table:table-cell table:formula="of:=[.D6]/[.C6]" office:value-type="float" office:value="5.39241164241164" calcext:value-type="float">
            <text:p>5.3924116424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1.1" calcext:value-type="float">
            <text:p>11.1</text:p>
          </table:table-cell>
          <table:table-cell table:formula="of:=[.A7]*[.B7]" office:value-type="float" office:value="164.28" calcext:value-type="float">
            <text:p>164.28</text:p>
          </table:table-cell>
          <table:table-cell office:value-type="float" office:value="1000" calcext:value-type="float">
            <text:p>1000</text:p>
          </table:table-cell>
          <table:table-cell table:formula="of:=[.D7]/[.C7]" office:value-type="float" office:value="6.08716824933041" calcext:value-type="float">
            <text:p>6.0871682493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3.1" calcext:value-type="float">
            <text:p>13.1</text:p>
          </table:table-cell>
          <table:table-cell table:formula="of:=[.A8]*[.B8]" office:value-type="float" office:value="193.88" calcext:value-type="float">
            <text:p>193.88</text:p>
          </table:table-cell>
          <table:table-cell office:value-type="float" office:value="1200" calcext:value-type="float">
            <text:p>1200</text:p>
          </table:table-cell>
          <table:table-cell table:formula="of:=[.D8]/[.C8]" office:value-type="float" office:value="6.1893955023726" calcext:value-type="float">
            <text:p>6.1893955024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21.2" calcext:value-type="float">
            <text:p>21.2</text:p>
          </table:table-cell>
          <table:table-cell table:formula="of:=[.A9]*[.B9]" office:value-type="float" office:value="313.76" calcext:value-type="float">
            <text:p>313.76</text:p>
          </table:table-cell>
          <table:table-cell office:value-type="float" office:value="1590" calcext:value-type="float">
            <text:p>1590</text:p>
          </table:table-cell>
          <table:table-cell table:formula="of:=[.D9]/[.C9]" office:value-type="float" office:value="5.06756756756757" calcext:value-type="float">
            <text:p>5.0675675676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5.3" calcext:value-type="float">
            <text:p>15.3</text:p>
          </table:table-cell>
          <table:table-cell table:formula="of:=[.A10]*[.B10]" office:value-type="float" office:value="283.05" calcext:value-type="float">
            <text:p>283.05</text:p>
          </table:table-cell>
          <table:table-cell office:value-type="float" office:value="1240" calcext:value-type="float">
            <text:p>1240</text:p>
          </table:table-cell>
          <table:table-cell table:formula="of:=[.D10]/[.C10]" office:value-type="float" office:value="4.38085143967497" calcext:value-type="float">
            <text:p>4.3808514397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6.1" calcext:value-type="float">
            <text:p>16.1</text:p>
          </table:table-cell>
          <table:table-cell table:formula="of:=[.A11]*[.B11]" office:value-type="float" office:value="297.85" calcext:value-type="float">
            <text:p>297.85</text:p>
          </table:table-cell>
          <table:table-cell office:value-type="float" office:value="1470" calcext:value-type="float">
            <text:p>1470</text:p>
          </table:table-cell>
          <table:table-cell table:formula="of:=[.D11]/[.C11]" office:value-type="float" office:value="4.93537015276146" calcext:value-type="float">
            <text:p>4.9353701528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8.7" calcext:value-type="float">
            <text:p>18.7</text:p>
          </table:table-cell>
          <table:table-cell table:formula="of:=[.A12]*[.B12]" office:value-type="float" office:value="345.95" calcext:value-type="float">
            <text:p>345.95</text:p>
          </table:table-cell>
          <table:table-cell office:value-type="float" office:value="1730" calcext:value-type="float">
            <text:p>1730</text:p>
          </table:table-cell>
          <table:table-cell table:formula="of:=[.D12]/[.C12]" office:value-type="float" office:value="5.00072264778147" calcext:value-type="float">
            <text:p>5.0007226478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9" calcext:value-type="float">
            <text:p>29</text:p>
          </table:table-cell>
          <table:table-cell table:formula="of:=[.A13]*[.B13]" office:value-type="float" office:value="536.5" calcext:value-type="float">
            <text:p>536.5</text:p>
          </table:table-cell>
          <table:table-cell office:value-type="float" office:value="1970" calcext:value-type="float">
            <text:p>1970</text:p>
          </table:table-cell>
          <table:table-cell table:formula="of:=[.D13]/[.C13]" office:value-type="float" office:value="3.67194780987884" calcext:value-type="float">
            <text:p>3.6719478099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21" calcext:value-type="float">
            <text:p>21</text:p>
          </table:table-cell>
          <table:table-cell table:formula="of:=[.A14]*[.B14]" office:value-type="float" office:value="466.2" calcext:value-type="float">
            <text:p>466.2</text:p>
          </table:table-cell>
          <table:table-cell office:value-type="float" office:value="1650" calcext:value-type="float">
            <text:p>1650</text:p>
          </table:table-cell>
          <table:table-cell table:formula="of:=[.D14]/[.C14]" office:value-type="float" office:value="3.53925353925354" calcext:value-type="float">
            <text:p>3.5392535393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21.8" calcext:value-type="float">
            <text:p>21.8</text:p>
          </table:table-cell>
          <table:table-cell table:formula="of:=[.A15]*[.B15]" office:value-type="float" office:value="483.96" calcext:value-type="float">
            <text:p>483.96</text:p>
          </table:table-cell>
          <table:table-cell office:value-type="float" office:value="1940" calcext:value-type="float">
            <text:p>1940</text:p>
          </table:table-cell>
          <table:table-cell table:formula="of:=[.D15]/[.C15]" office:value-type="float" office:value="4.00859575171502" calcext:value-type="float">
            <text:p>4.0085957517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23.9" calcext:value-type="float">
            <text:p>23.9</text:p>
          </table:table-cell>
          <table:table-cell table:formula="of:=[.A16]*[.B16]" office:value-type="float" office:value="530.58" calcext:value-type="float">
            <text:p>530.58</text:p>
          </table:table-cell>
          <table:table-cell office:value-type="float" office:value="2190" calcext:value-type="float">
            <text:p>2190</text:p>
          </table:table-cell>
          <table:table-cell table:formula="of:=[.D16]/[.C16]" office:value-type="float" office:value="4.12755852086396" calcext:value-type="float">
            <text:p>4.12755852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ob Odersky</meta:initial-creator>
    <meta:creation-date>2015-02-14T19:06:18.442698825</meta:creation-date>
    <dc:date>2015-02-14T19:17:49.053057469</dc:date>
    <dc:creator>Jakob Odersky</dc:creator>
    <meta:editing-duration>PT11M30S</meta:editing-duration>
    <meta:editing-cycles>1</meta:editing-cycles>
    <meta:document-statistic meta:table-count="1" meta:cell-count="80" meta:object-count="1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51cm" svg:y="0.316cm" chart:style-name="ch2">
          <text:p>Efficiency</text:p>
        </chart:title>
        <chart:legend chart:legend-position="end" svg:x="13.995cm" svg:y="3.454cm" style:legend-expansion="high" chart:style-name="ch3"/>
        <chart:plot-area chart:style-name="ch4" table:cell-range-address="Sheet1.C2:Sheet1.C5 Sheet1.A2:Sheet1.A2 Sheet1.E2:Sheet1.E16 Sheet1.A6:Sheet1.A6 Sheet1.A10:Sheet1.A10 Sheet1.A14:Sheet1.A14" chart:data-source-has-labels="row" svg:x="1.331cm" svg:y="1.275cm" svg:width="12.344cm" svg:height="6.564cm">
          <chartooo:coordinate-region svg:x="1.952cm" svg:y="1.474cm" svg:width="11.443cm" svg:height="5.718cm"/>
          <chart:axis chart:dimension="x" chart:name="primary-x" chart:style-name="ch5">
            <chart:title svg:x="6.731cm" svg:y="8.019cm" chart:style-name="ch6">
              <text:p>power [W]</text:p>
            </chart:title>
            <chart:grid chart:style-name="ch7" chart:class="major"/>
          </chart:axis>
          <chart:axis chart:dimension="y" chart:name="primary-y" chart:style-name="ch5">
            <chart:title svg:x="0.451cm" svg:y="5.977cm" chart:style-name="ch8">
              <text:p>pull efficiency [g/W]</text:p>
            </chart:title>
            <chart:grid chart:style-name="ch7" chart:class="major"/>
          </chart:axis>
          <chart:series chart:style-name="ch9" chart:values-cell-range-address="Sheet1.E2:Sheet1.E5" chart:label-cell-address="Sheet1.A2:Sheet1.A2" chart:class="chart:scatter">
            <chart:domain table:cell-range-address="Sheet1.C2:Sheet1.C5"/>
            <chart:data-point chart:repeated="4"/>
          </chart:series>
          <chart:series chart:style-name="ch10" chart:values-cell-range-address="Sheet1.E6:Sheet1.E9" chart:label-cell-address="Sheet1.A6:Sheet1.A6" chart:class="chart:scatter">
            <chart:domain table:cell-range-address="Sheet1.C6:Sheet1.C9"/>
            <chart:data-point chart:repeated="4"/>
          </chart:series>
          <chart:series chart:style-name="ch11" chart:values-cell-range-address="Sheet1.E10:Sheet1.E13" chart:label-cell-address="Sheet1.A10:Sheet1.A10" chart:class="chart:scatter">
            <chart:domain table:cell-range-address="Sheet1.C10:Sheet1.C13"/>
            <chart:data-point chart:repeated="4"/>
          </chart:series>
          <chart:series chart:style-name="ch12" chart:values-cell-range-address="Sheet1.E14:Sheet1.E16" chart:label-cell-address="Sheet1.A14:Sheet1.A14" chart:class="chart:scatter">
            <chart:domain table:cell-range-address="Sheet1.C14:Sheet1.C16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11.1</text:p>
                <draw:g>
                  <svg:desc>Sheet1.A2:Sheet1.A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14.8</text:p>
                <draw:g>
                  <svg:desc>Sheet1.A6:Sheet1.A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18.5</text:p>
                <draw:g>
                  <svg:desc>Sheet1.A10:Sheet1.A1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2.2</text:p>
                <draw:g>
                  <svg:desc>Sheet1.A14:Sheet1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.04">
                <text:p>71.04</text:p>
                <draw:g>
                  <svg:desc>Sheet1.C2:Sheet1.C5</svg:desc>
                </draw:g>
              </table:table-cell>
              <table:table-cell office:value-type="float" office:value="7.03828828828829">
                <text:p>7.03828828828829</text:p>
                <draw:g>
                  <svg:desc>Sheet1.E2:Sheet1.E5</svg:desc>
                </draw:g>
              </table:table-cell>
              <table:table-cell office:value-type="float" office:value="153.92">
                <text:p>153.92</text:p>
                <draw:g>
                  <svg:desc>Sheet1.C6:Sheet1.C9</svg:desc>
                </draw:g>
              </table:table-cell>
              <table:table-cell office:value-type="float" office:value="5.39241164241164">
                <text:p>5.39241164241164</text:p>
                <draw:g>
                  <svg:desc>Sheet1.E6:Sheet1.E9</svg:desc>
                </draw:g>
              </table:table-cell>
              <table:table-cell office:value-type="float" office:value="283.05">
                <text:p>283.05</text:p>
                <draw:g>
                  <svg:desc>Sheet1.C10:Sheet1.C13</svg:desc>
                </draw:g>
              </table:table-cell>
              <table:table-cell office:value-type="float" office:value="4.38085143967497">
                <text:p>4.38085143967497</text:p>
                <draw:g>
                  <svg:desc>Sheet1.E10:Sheet1.E13</svg:desc>
                </draw:g>
              </table:table-cell>
              <table:table-cell office:value-type="float" office:value="466.2">
                <text:p>466.2</text:p>
                <draw:g>
                  <svg:desc>Sheet1.C14:Sheet1.C16</svg:desc>
                </draw:g>
              </table:table-cell>
              <table:table-cell office:value-type="float" office:value="3.53925353925354">
                <text:p>3.53925353925354</text:p>
                <draw:g>
                  <svg:desc>Sheet1.E14:Sheet1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.48">
                <text:p>75.48</text:p>
              </table:table-cell>
              <table:table-cell office:value-type="float" office:value="8.61155272919979">
                <text:p>8.61155272919979</text:p>
              </table:table-cell>
              <table:table-cell office:value-type="float" office:value="164.28">
                <text:p>164.28</text:p>
              </table:table-cell>
              <table:table-cell office:value-type="float" office:value="6.08716824933041">
                <text:p>6.08716824933041</text:p>
              </table:table-cell>
              <table:table-cell office:value-type="float" office:value="297.85">
                <text:p>297.85</text:p>
              </table:table-cell>
              <table:table-cell office:value-type="float" office:value="4.93537015276146">
                <text:p>4.93537015276146</text:p>
              </table:table-cell>
              <table:table-cell office:value-type="float" office:value="483.96">
                <text:p>483.96</text:p>
              </table:table-cell>
              <table:table-cell office:value-type="float" office:value="4.00859575171502">
                <text:p>4.008595751715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.13">
                <text:p>92.13</text:p>
              </table:table-cell>
              <table:table-cell office:value-type="float" office:value="8.03212851405622">
                <text:p>8.03212851405622</text:p>
              </table:table-cell>
              <table:table-cell office:value-type="float" office:value="193.88">
                <text:p>193.88</text:p>
              </table:table-cell>
              <table:table-cell office:value-type="float" office:value="6.1893955023726">
                <text:p>6.1893955023726</text:p>
              </table:table-cell>
              <table:table-cell office:value-type="float" office:value="345.95">
                <text:p>345.95</text:p>
              </table:table-cell>
              <table:table-cell office:value-type="float" office:value="5.00072264778147">
                <text:p>5.00072264778147</text:p>
              </table:table-cell>
              <table:table-cell office:value-type="float" office:value="530.58">
                <text:p>530.58</text:p>
              </table:table-cell>
              <table:table-cell office:value-type="float" office:value="4.12755852086396">
                <text:p>4.127558520863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4.3">
                <text:p>144.3</text:p>
              </table:table-cell>
              <table:table-cell office:value-type="float" office:value="7.06860706860707">
                <text:p>7.06860706860707</text:p>
              </table:table-cell>
              <table:table-cell office:value-type="float" office:value="313.76">
                <text:p>313.76</text:p>
              </table:table-cell>
              <table:table-cell office:value-type="float" office:value="5.06756756756757">
                <text:p>5.06756756756757</text:p>
              </table:table-cell>
              <table:table-cell office:value-type="float" office:value="536.5">
                <text:p>536.5</text:p>
              </table:table-cell>
              <table:table-cell office:value-type="float" office:value="3.67194780987884">
                <text:p>3.67194780987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